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3">
      <style:text-properties officeooo:rsid="000a6aef" officeooo:paragraph-rsid="000a6aef"/>
    </style:style>
    <style:style style:name="P2" style:family="paragraph" style:parent-style-name="Preformatted_20_Text">
      <style:paragraph-properties style:writing-mode="lr-tb"/>
    </style:style>
    <style:style style:name="P3" style:family="paragraph" style:parent-style-name="Preformatted_20_Text">
      <style:paragraph-properties fo:margin-top="0in" fo:margin-bottom="0.1965in" style:contextual-spacing="false" style:writing-mode="lr-tb"/>
    </style:style>
    <style:style style:name="P4" style:family="paragraph" style:parent-style-name="Standard">
      <style:text-properties officeooo:rsid="000a6aef" officeooo:paragraph-rsid="000a6aef"/>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o_std]</text:p>
      <text:p text:style-name="Standard"/>
      <text:p text:style-name="Standard">use core::ptr::null_mut;</text:p>
      <text:p text:style-name="Standard">use core::alloc::{GlobalAlloc, Layout};</text:p>
      <text:p text:style-name="Standard">use core::ptr::NonNull;</text:p>
      <text:p text:style-name="Standard">use core::mem::{align_of, size_of};</text:p>
      <text:p text:style-name="Standard"/>
      <text:p text:style-name="Standard">// Structure pour représenter un bloc libre dans la free list</text:p>
      <text:p text:style-name="Standard">struct FreeBlock {</text:p>
      <text:p text:style-name="Standard"><text:s text:c="4"/>size: usize, <text:s text:c="14"/>// Taille du bloc libre</text:p>
      <text:p text:style-name="Standard"><text:s text:c="4"/>next: Option&lt;NonNull&lt;FreeBlock&gt;&gt;, // Pointeur vers le bloc libre suivant</text:p>
      <text:p text:style-name="Standard">}</text:p>
      <text:p text:style-name="Standard"/>
      <text:p text:style-name="Standard">// L'allocateur en lui-même, basé sur une free list</text:p>
      <text:p text:style-name="Standard">pub struct FreeListAllocator {</text:p>
      <text:p text:style-name="Standard"><text:s text:c="4"/>free_list: Option&lt;NonNull&lt;FreeBlock&gt;&gt;, // Liste chaînée des blocs libres</text:p>
      <text:p text:style-name="Standard"><text:s text:c="4"/>pool_start: *mut u8, <text:s text:c="18"/>// Début du pool de mémoire</text:p>
      <text:p text:style-name="Standard"><text:s text:c="4"/>pool_size: usize, <text:s text:c="21"/>// Taille du pool de mémoire</text:p>
      <text:p text:style-name="Standard">}</text:p>
      <text:p text:style-name="Standard"/>
      <text:p text:style-name="Standard">impl FreeListAllocator {</text:p>
      <text:p text:style-name="Standard"><text:s text:c="4"/>/// Crée un nouvel allocateur avec un pool de mémoire donné</text:p>
      <text:p text:style-name="Standard"><text:s text:c="4"/>pub const fn new(pool_start: *mut u8, pool_size: usize) -&gt; Self {</text:p>
      <text:p text:style-name="Standard"><text:s text:c="8"/>FreeListAllocator {</text:p>
      <text:p text:style-name="Standard"><text:s text:c="12"/>free_list: None,</text:p>
      <text:p text:style-name="Standard"><text:s text:c="12"/>pool_start,</text:p>
      <text:p text:style-name="Standard"><text:s text:c="12"/>pool_size,</text:p>
      <text:p text:style-name="Standard"><text:s text:c="8"/>}</text:p>
      <text:p text:style-name="Standard"><text:s text:c="4"/>}</text:p>
      <text:p text:style-name="Standard"/>
      <text:p text:style-name="Standard"><text:s text:c="4"/>/// Initialise l'allocateur avec un bloc unique couvrant toute la mémoire</text:p>
      <text:p text:style-name="Standard"><text:s text:c="4"/>pub unsafe fn init(&amp;mut self) {</text:p>
      <text:p text:style-name="Standard"><text:s text:c="8"/>let first_block = FreeBlock {</text:p>
      <text:p text:style-name="Standard"><text:s text:c="12"/>size: self.pool_size,</text:p>
      <text:p text:style-name="Standard"><text:s text:c="12"/>next: None,</text:p>
      <text:p text:style-name="Standard"><text:s text:c="8"/>};</text:p>
      <text:p text:style-name="Standard"/>
      <text:p text:style-name="Standard"><text:s text:c="8"/>let first_block_ptr = self.pool_start as *mut FreeBlock;</text:p>
      <text:p text:style-name="Standard"><text:s text:c="8"/>first_block_ptr.write(first_block);</text:p>
      <text:p text:style-name="Standard"/>
      <text:p text:style-name="Standard"><text:s text:c="8"/>self.free_list = Some(NonNull::new(first_block_ptr).unwrap());</text:p>
      <text:p text:style-name="Standard"><text:s text:c="4"/>}</text:p>
      <text:p text:style-name="Standard"/>
      <text:p text:style-name="Standard"><text:s text:c="4"/>/// Fonction pour trouver un bloc libre et l'allouer</text:p>
      <text:p text:style-name="Standard"><text:s text:c="4"/>unsafe fn find_fit(&amp;mut self, layout: Layout) -&gt; *mut u8 {</text:p>
      <text:p text:style-name="Standard"><text:s text:c="8"/>let mut prev = None;</text:p>
      <text:p text:style-name="Standard"><text:s text:c="8"/>let mut current = self.free_list;</text:p>
      <text:p text:style-name="Standard"/>
      <text:p text:style-name="Standard"><text:s text:c="8"/>while let Some(mut current_block) = current {</text:p>
      <text:p text:style-name="Standard"><text:soft-page-break/><text:s text:c="12"/>let block = current_block.as_mut();</text:p>
      <text:p text:style-name="Standard"><text:s text:c="12"/></text:p>
      <text:p text:style-name="Standard"><text:s text:c="12"/>if block.size &gt;= layout.size() + size_of::&lt;FreeBlock&gt;() {</text:p>
      <text:p text:style-name="Standard"><text:s text:c="16"/>// Retirer ce bloc de la free list</text:p>
      <text:p text:style-name="Standard"><text:s text:c="16"/>if let Some(mut prev_block) = prev {</text:p>
      <text:p text:style-name="Standard"><text:s text:c="20"/>prev_block.as_mut().next = block.next;</text:p>
      <text:p text:style-name="Standard"><text:s text:c="16"/>} else {</text:p>
      <text:p text:style-name="Standard"><text:s text:c="20"/>self.free_list = block.next;</text:p>
      <text:p text:style-name="Standard"><text:s text:c="16"/>}</text:p>
      <text:p text:style-name="Standard"/>
      <text:p text:style-name="Standard"><text:s text:c="16"/>// Séparer la mémoire si nécessaire</text:p>
      <text:p text:style-name="Standard"><text:s text:c="16"/>let remaining_size = block.size - layout.size() - size_of::&lt;FreeBlock&gt;();</text:p>
      <text:p text:style-name="Standard"/>
      <text:p text:style-name="Standard"><text:s text:c="16"/>if remaining_size &gt;= size_of::&lt;FreeBlock&gt;() {</text:p>
      <text:p text:style-name="Standard"><text:s text:c="20"/>// Créer un nouveau bloc libre avec le reste</text:p>
      <text:p text:style-name="Standard"><text:s text:c="20"/>let new_free_block_ptr = (self.pool_start as usize + layout.size()) as *mut FreeBlock;</text:p>
      <text:p text:style-name="Standard"><text:s text:c="20"/>let new_free_block = FreeBlock {</text:p>
      <text:p text:style-name="Standard"><text:s text:c="24"/>size: remaining_size,</text:p>
      <text:p text:style-name="Standard"><text:s text:c="24"/>next: block.next,</text:p>
      <text:p text:style-name="Standard"><text:s text:c="20"/>};</text:p>
      <text:p text:style-name="Standard"/>
      <text:p text:style-name="Standard"><text:s text:c="20"/>new_free_block_ptr.write(new_free_block);</text:p>
      <text:p text:style-name="Standard"><text:s text:c="20"/>self.free_list = Some(NonNull::new(new_free_block_ptr).unwrap());</text:p>
      <text:p text:style-name="Standard"><text:s text:c="16"/>}</text:p>
      <text:p text:style-name="Standard"/>
      <text:p text:style-name="Standard"><text:s text:c="16"/>return current_block.as_ptr() as *mut u8;</text:p>
      <text:p text:style-name="Standard"><text:s text:c="12"/>}</text:p>
      <text:p text:style-name="Standard"/>
      <text:p text:style-name="Standard"><text:s text:c="12"/>prev = current;</text:p>
      <text:p text:style-name="Standard"><text:s text:c="12"/>current = block.next;</text:p>
      <text:p text:style-name="Standard"><text:s text:c="8"/>}</text:p>
      <text:p text:style-name="Standard"/>
      <text:p text:style-name="Standard"><text:s text:c="8"/>// Pas assez de mémoire</text:p>
      <text:p text:style-name="Standard"><text:s text:c="8"/>null_mut()</text:p>
      <text:p text:style-name="Standard"><text:s text:c="4"/>}</text:p>
      <text:p text:style-name="Standard"/>
      <text:p text:style-name="Standard"><text:s text:c="4"/>/// Fonction pour libérer un bloc de mémoire</text:p>
      <text:p text:style-name="Standard"><text:s text:c="4"/>pub unsafe fn dealloc(&amp;mut self, ptr: *mut u8, layout: Layout) {</text:p>
      <text:p text:style-name="Standard"><text:s text:c="8"/>let block_ptr = ptr as *mut FreeBlock;</text:p>
      <text:p text:style-name="Standard"/>
      <text:p text:style-name="Standard"><text:s text:c="8"/>// Réinsérer le bloc dans la free list</text:p>
      <text:p text:style-name="Standard"><text:s text:c="8"/>let new_free_block = FreeBlock {</text:p>
      <text:p text:style-name="Standard"><text:s text:c="12"/>size: layout.size(),</text:p>
      <text:p text:style-name="Standard"><text:s text:c="12"/>next: self.free_list,</text:p>
      <text:p text:style-name="Standard"><text:s text:c="8"/>};</text:p>
      <text:p text:style-name="Standard"/>
      <text:p text:style-name="Standard"><text:s text:c="8"/>block_ptr.write(new_free_block);</text:p>
      <text:p text:style-name="Standard"><text:s text:c="8"/>self.free_list = Some(NonNull::new(block_ptr).unwrap());</text:p>
      <text:p text:style-name="Standard"/>
      <text:p text:style-name="Standard"><text:soft-page-break/><text:s text:c="8"/>// Fusionner avec les blocs adjacents si possible (pas implémenté ici)</text:p>
      <text:p text:style-name="Standard"><text:s text:c="4"/>}</text:p>
      <text:p text:style-name="Standard">}</text:p>
      <text:p text:style-name="Standard"/>
      <text:p text:style-name="Standard">// Implémentation de GlobalAlloc pour le free list allocator</text:p>
      <text:p text:style-name="Standard">unsafe impl GlobalAlloc for FreeListAllocator {</text:p>
      <text:p text:style-name="Standard"><text:s text:c="4"/>unsafe fn alloc(&amp;self, layout: Layout) -&gt; *mut u8 {</text:p>
      <text:p text:style-name="Standard"><text:s text:c="8"/>self.find_fit(layout)</text:p>
      <text:p text:style-name="Standard"><text:s text:c="4"/>}</text:p>
      <text:p text:style-name="Standard"/>
      <text:p text:style-name="Standard"><text:s text:c="4"/>unsafe fn dealloc(&amp;self, ptr: *mut u8, layout: Layout) {</text:p>
      <text:p text:style-name="Standard"><text:s text:c="8"/>self.dealloc(ptr, layout)</text:p>
      <text:p text:style-name="Standard"><text:s text:c="4"/>}</text:p>
      <text:p text:style-name="Standard">}</text:p>
      <text:p text:style-name="Standard"/>
      <text:p text:style-name="Standard"/>
      <text:p text:style-name="Standard"/>
      <text:p text:style-name="P4">RESTE DES EXPLICATIONS DE CHATGPT</text:p>
      <text:p text:style-name="P4"/>
      <text:h text:style-name="P1" text:outline-level="3">Explication du code</text:h>
      <text:list text:style-name="L1">
        <text:list-item>
          <text:p text:style-name="P5"><text:span text:style-name="Strong_20_Emphasis">Struct </text:span><text:span text:style-name="Strong_20_Emphasis"><text:span text:style-name="Source_20_Text">FreeBlock</text:span></text:span> :</text:p>
          <text:list>
            <text:list-item>
              <text:p text:style-name="P6">Chaque bloc de mémoire dans la free list est représenté par cette structure.</text:p>
            </text:list-item>
            <text:list-item>
              <text:p text:style-name="P6"><text:span text:style-name="Source_20_Text">size</text:span> : La taille du bloc libre.</text:p>
            </text:list-item>
            <text:list-item>
              <text:p text:style-name="P6"><text:span text:style-name="Source_20_Text">next</text:span> : Un pointeur vers le prochain bloc libre dans la liste chaînée.</text:p>
            </text:list-item>
          </text:list>
        </text:list-item>
        <text:list-item>
          <text:p text:style-name="P5"><text:span text:style-name="Strong_20_Emphasis">Struct </text:span><text:span text:style-name="Strong_20_Emphasis"><text:span text:style-name="Source_20_Text">FreeListAllocator</text:span></text:span> :</text:p>
          <text:list>
            <text:list-item>
              <text:p text:style-name="P6"><text:span text:style-name="Source_20_Text">free_list</text:span> : Représente la tête de la liste chaînée des blocs libres.</text:p>
            </text:list-item>
            <text:list-item>
              <text:p text:style-name="P6"><text:span text:style-name="Source_20_Text">pool_start</text:span> et <text:span text:style-name="Source_20_Text">pool_size</text:span> : Représentent le début et la taille totale du pool de mémoire que l'allocateur gère.</text:p>
            </text:list-item>
          </text:list>
        </text:list-item>
        <text:list-item>
          <text:p text:style-name="P5"><text:span text:style-name="Strong_20_Emphasis">Fonction </text:span><text:span text:style-name="Strong_20_Emphasis"><text:span text:style-name="Source_20_Text">new</text:span></text:span><text:span text:style-name="Strong_20_Emphasis"> et </text:span><text:span text:style-name="Strong_20_Emphasis"><text:span text:style-name="Source_20_Text">init</text:span></text:span> :</text:p>
          <text:list>
            <text:list-item>
              <text:p text:style-name="P6">La fonction <text:span text:style-name="Source_20_Text">new</text:span> initialise un nouvel allocateur, mais sans encore configurer la liste libre.</text:p>
            </text:list-item>
            <text:list-item>
              <text:p text:style-name="P6">La fonction <text:span text:style-name="Source_20_Text">init</text:span> est appelée pour configurer la liste des blocs libres. Elle crée un premier bloc couvrant l'intégralité du pool de mémoire.</text:p>
            </text:list-item>
          </text:list>
        </text:list-item>
        <text:list-item>
          <text:p text:style-name="P5"><text:span text:style-name="Strong_20_Emphasis">Allocation</text:span> (<text:span text:style-name="Source_20_Text">find_fit</text:span>) :</text:p>
          <text:list>
            <text:list-item>
              <text:p text:style-name="P6">La fonction <text:span text:style-name="Source_20_Text">find_fit</text:span> cherche un bloc libre suffisamment grand pour l'allocation demandée. Si un bloc est trouvé, il est retiré de la liste libre, et, s'il reste de la mémoire inutilisée, cette mémoire est réinsérée dans la free list comme un nouveau bloc.</text:p>
            </text:list-item>
          </text:list>
        </text:list-item>
        <text:list-item>
          <text:p text:style-name="P5"><text:span text:style-name="Strong_20_Emphasis">Désallocation</text:span> (<text:span text:style-name="Source_20_Text">dealloc</text:span>) :</text:p>
          <text:list>
            <text:list-item>
              <text:p text:style-name="P6">Lorsqu'un bloc est libéré, il est réinséré dans la free list à la tête. La fusion avec les blocs adjacents est un travail plus avancé, qui pourrait être implémenté pour réduire la fragmentation mémoire.</text:p>
            </text:list-item>
          </text:list>
        </text:list-item>
        <text:list-item>
          <text:p text:style-name="P5"><text:soft-page-break/><text:span text:style-name="Strong_20_Emphasis">Trait </text:span><text:span text:style-name="Strong_20_Emphasis"><text:span text:style-name="Source_20_Text">GlobalAlloc</text:span></text:span> :</text:p>
          <text:list>
            <text:list-item>
              <text:p text:style-name="P5">Rust utilise ce trait pour définir le comportement de l'allocation et de la désallocation globale. L'allocateur implémente <text:span text:style-name="Source_20_Text">GlobalAlloc</text:span>, ce qui permet à Rust d'utiliser cet allocateur pour toutes les allocations dynamiques (<text:span text:style-name="Source_20_Text">Box</text:span>, <text:span text:style-name="Source_20_Text">Vec</text:span>, etc.) dans un environnement <text:span text:style-name="Source_20_Text">no_std</text:span>.</text:p>
            </text:list-item>
          </text:list>
        </text:list-item>
      </text:list>
      <text:h text:style-name="Heading_20_3" text:outline-level="3">Utilisation</text:h>
      <text:p text:style-name="Text_20_body">Pour utiliser cet allocateur dans un environnement <text:span text:style-name="Source_20_Text">no_std</text:span>, tu devras également déclarer cet allocateur comme l'allocateur global avec l'attribut <text:span text:style-name="Source_20_Text">#[global_allocator]</text:span> :</text:p>
      <text:p text:style-name="Preformatted_20_Text">rust</text:p>
      <text:p text:style-name="Preformatted_20_Text">Copier le code</text:p>
      <text:p text:style-name="P2"><text:span text:style-name="Source_20_Text">#[global_allocator]</text:span></text:p>
      <text:p text:style-name="P2"><text:span text:style-name="Source_20_Text">static ALLOCATOR: FreeListAllocator = FreeListAllocator::new(POOL_START, POOL_SIZE);</text:span></text:p>
      <text:p text:style-name="P2"/>
      <text:p text:style-name="P2"><text:span text:style-name="Source_20_Text">// Taille du pool de mémoire alloué</text:span></text:p>
      <text:p text:style-name="P2"><text:span text:style-name="Source_20_Text">const POOL_SIZE: usize = 1024;</text:span></text:p>
      <text:p text:style-name="P2"><text:span text:style-name="Source_20_Text">static mut POOL: [u8; POOL_SIZE] = [0; POOL_SIZE];</text:span></text:p>
      <text:p text:style-name="P2"/>
      <text:p text:style-name="P2"><text:span text:style-name="Source_20_Text">fn main() {</text:span></text:p>
      <text:p text:style-name="P2"><text:span text:style-name="Source_20_Text"><text:s text:c="4"/>unsafe {</text:span></text:p>
      <text:p text:style-name="P2"><text:span text:style-name="Source_20_Text"><text:s text:c="8"/>ALLOCATOR.init();</text:span></text:p>
      <text:p text:style-name="P2"><text:span text:style-name="Source_20_Text"><text:s text:c="4"/>}</text:span></text:p>
      <text:p text:style-name="P2"/>
      <text:p text:style-name="P2"><text:span text:style-name="Source_20_Text"><text:s text:c="4"/>// Tu peux maintenant utiliser des allocations dynamiques comme `Box`, `Vec`, etc.</text:span></text:p>
      <text:p text:style-name="P3"><text:span text:style-name="Source_20_Text">}</text:span></text:p>
      <text:h text:style-name="Heading_20_3" text:outline-level="3">Conclusion</text:h>
      <text:p text:style-name="Text_20_body">Cet allocateur basé sur une <text:span text:style-name="Strong_20_Emphasis">free list</text:span> est une solution efficace pour la gestion dynamique de la mémoire dans un environnement <text:span text:style-name="Source_20_Text">no_std</text:span>. Il maintient une liste chaînée des blocs libres et réutilise les blocs libérés lors des désallocations. Pour rendre l'allocateur plus performant et éviter la fragmentation, tu pourrais ajouter des fonctionnalités de <text:span text:style-name="Strong_20_Emphasis">fusion de blocs adjacents</text:span> lors de la désallocatio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0:17:57.769003766</meta:creation-date>
    <dc:date>2024-10-02T10:51:24.631542058</dc:date>
    <meta:editing-duration>PT33M27S</meta:editing-duration>
    <meta:editing-cycles>2</meta:editing-cycles>
    <meta:generator>LibreOffice/7.4.7.2$Linux_X86_64 LibreOffice_project/40$Build-2</meta:generator>
    <meta:document-statistic meta:table-count="0" meta:image-count="0" meta:object-count="0" meta:page-count="4" meta:paragraph-count="126" meta:word-count="793" meta:character-count="6098" meta:non-whitespace-character-count="4605"/>
  </office:meta>
</office:document-meta>
</file>